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700000117F7A2D9E03FAE4630.png" manifest:media-type="image/png"/>
  <manifest:file-entry manifest:full-path="Pictures/10000000000003340000014E88D6F26CC726B8A9.png" manifest:media-type="image/png"/>
  <manifest:file-entry manifest:full-path="Pictures/10000000000005BF000003EDC4651A84F6E9C64C.png" manifest:media-type="image/png"/>
  <manifest:file-entry manifest:full-path="Pictures/1000000000000334000000FD5DA6F79998B2FC39.png" manifest:media-type="image/png"/>
  <manifest:file-entry manifest:full-path="Pictures/1000000000000163000001EAC831C9B8AAAE6A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f34" officeooo:paragraph-rsid="001a3f34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x="0.2752in" svg:y="0.0043in" svg:width="3.5756in" svg:height="1.4563in" draw:z-index="3"><draw:image xlink:href="Pictures/10000000000003340000014E88D6F26CC726B8A9.png" xlink:type="simple" xlink:show="embed" xlink:actuate="onLoad" draw:mime-type="image/png"/></draw:frame><draw:frame draw:style-name="fr1" draw:name="Image5" text:anchor-type="char" svg:x="3.8043in" svg:y="0.172in" svg:width="3.6764in" svg:height="1.3236in" draw:z-index="4"><draw:image xlink:href="Pictures/100000000000030700000117F7A2D9E03FAE4630.png" xlink:type="simple" xlink:show="embed" xlink:actuate="onLoad" draw:mime-type="image/png"/></draw:frame>Append adds one value in the list</text:p>
      <text:p text:style-name="P1">extend takes only list and adds it who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1" text:anchor-type="char" svg:width="6.2689in" svg:height="4.2827in" draw:z-index="0"><draw:image xlink:href="Pictures/10000000000005BF000003EDC4651A84F6E9C64C.png" xlink:type="simple" xlink:show="embed" xlink:actuate="onLoad" draw:mime-type="image/png"/></draw:frame><draw:frame draw:style-name="fr1" draw:name="Image2" text:anchor-type="char" svg:x="0.0409in" svg:y="4.5071in" svg:width="3.4972in" svg:height="1.0791in" draw:z-index="1"><draw:image xlink:href="Pictures/1000000000000334000000FD5DA6F79998B2FC39.png" xlink:type="simple" xlink:show="embed" xlink:actuate="onLoad" draw:mime-type="image/png"/></draw:frame><draw:frame draw:style-name="fr1" draw:name="Image3" text:anchor-type="char" svg:x="4.072in" svg:y="4.4307in" svg:width="2.4654in" svg:height="3.4028in" draw:z-index="2"><draw:image xlink:href="Pictures/1000000000000163000001EAC831C9B8AAAE6A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21:11:40.736000000</meta:creation-date>
    <dc:date>2021-09-16T21:55:46.092000000</dc:date>
    <meta:editing-duration>PT3M34S</meta:editing-duration>
    <meta:editing-cycles>1</meta:editing-cycles>
    <meta:document-statistic meta:table-count="0" meta:image-count="5" meta:object-count="0" meta:page-count="2" meta:paragraph-count="2" meta:word-count="15" meta:character-count="73" meta:non-whitespace-character-count="60"/>
    <meta:generator>LibreOffice/7.1.6.2$Windows_X86_64 LibreOffice_project/0e133318fcee89abacd6a7d077e292f1145735c3</meta:generator>
  </office:meta>
</office:document-meta>
</file>